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1f8b" officeooo:paragraph-rsid="00131f8b"/>
    </style:style>
    <style:style style:name="P2" style:family="paragraph" style:parent-style-name="Standard">
      <style:paragraph-properties fo:text-align="start" style:justify-single-word="false"/>
      <style:text-properties officeooo:rsid="00131f8b" officeooo:paragraph-rsid="00131f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1f8b" officeooo:paragraph-rsid="00131f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1f8b" officeooo:paragraph-rsid="00131f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0534" officeooo:paragraph-rsid="001a053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ec60" officeooo:paragraph-rsid="001bec6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025df" officeooo:paragraph-rsid="002025d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7dbc" style:font-weight-asian="normal" style:font-weight-complex="normal"/>
    </style:style>
    <style:style style:name="T3" style:family="text">
      <style:text-properties fo:font-weight="normal" officeooo:rsid="00178057" style:font-weight-asian="normal" style:font-weight-complex="normal"/>
    </style:style>
    <style:style style:name="T4" style:family="text">
      <style:text-properties fo:font-weight="normal" officeooo:rsid="001bec60" style:font-weight-asian="normal" style:font-weight-complex="normal"/>
    </style:style>
    <style:style style:name="T5" style:family="text">
      <style:text-properties fo:font-weight="normal" officeooo:rsid="001dd3a9" style:font-weight-asian="normal" style:font-weight-complex="normal"/>
    </style:style>
    <style:style style:name="T6" style:family="text">
      <style:text-properties officeooo:rsid="00178057"/>
    </style:style>
    <style:style style:name="T7" style:family="text">
      <style:text-properties officeooo:rsid="0018b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“<text:span text:style-name="T7">Ruins of Somewhere</text:span>”</text:p>
      <text:p text:style-name="P1">Mechanical Design Document</text:p>
      <text:p text:style-name="P2"/>
      <text:p text:style-name="P3">Why would someone want to play this game?</text:p>
      <text:p text:style-name="P3"><text:span text:style-name="T1">Intellectual Challenge – Exploration, Entire game is a puzzle</text:span></text:p>
      <text:p text:style-name="P4">Discovery – Exploration</text:p>
      <text:p text:style-name="P4"/>
      <text:p text:style-name="P4">“<text:span text:style-name="T6">Find the way out of the ruins you have fallen into.</text:span>”</text:p>
      <text:p text:style-name="P4"/>
      <text:p text:style-name="P3">What types of players would want to play this game?</text:p>
      <text:p text:style-name="P3"/>
      <text:p text:style-name="P3"><text:span text:style-name="T1">Actor →</text:span><text:span text:style-name="T4">No</text:span></text:p>
      <text:p text:style-name="P3"><text:span text:style-name="T1">Explorer→Yes</text:span></text:p>
      <text:p text:style-name="P3"><text:span text:style-name="T1">Instigator →</text:span><text:span text:style-name="T5">Yes</text:span></text:p>
      <text:p text:style-name="P3"><text:span text:style-name="T1">Power Gamer →</text:span><text:span text:style-name="T2">No</text:span></text:p>
      <text:p text:style-name="P3"><text:span text:style-name="T1">Slayer →No</text:span></text:p>
      <text:p text:style-name="P3"><text:span text:style-name="T1">Storyteller →</text:span><text:span text:style-name="T4">Yes</text:span></text:p>
      <text:p text:style-name="P3"><text:span text:style-name="T1">Thinker → Yes</text:span></text:p>
      <text:p text:style-name="P3"><text:span text:style-name="T1">Watcher → </text:span><text:span text:style-name="T3">n/a</text:span></text:p>
      <text:p text:style-name="P3"/>
      <text:p text:style-name="P3">How will the game fulfill what a player wants from this title?</text:p>
      <text:p text:style-name="P5">Explorer → Lots of places to explore</text:p>
      <text:p text:style-name="P5">Explorer → Secret places</text:p>
      <text:p text:style-name="P5">Instigator → Doors, moving platforms, levers</text:p>
      <text:p text:style-name="P5">Thinker → Puzzles with levers and moving platforms</text:p>
      <text:p text:style-name="P6">Storyteller → Story of ruins hidden in riddles and notes</text:p>
      <text:p text:style-name="P3"/>
      <text:p text:style-name="P3">What are the tools that allow the player to do what the game asks of them?</text:p>
      <text:p text:style-name="P7">- Horizontal Movement</text:p>
      <text:p text:style-name="P7">- Crouching</text:p>
      <text:p text:style-name="P7">- Jumping</text:p>
      <text:p text:style-name="P7">- Action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36:04.927641381</meta:creation-date>
    <dc:date>2015-01-28T22:09:20.312643953</dc:date>
    <meta:editing-duration>PT12M10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26" meta:word-count="136" meta:character-count="780" meta:non-whitespace-character-count="668"/>
  </office:meta>
</office:document-meta>
</file>